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1:.B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A2]+[.B2]" office:value-type="float" office:value="17" calcext:value-type="float">
            <text:p>17</text:p>
          </table:table-cell>
        </table:table-row>
        <table:table-row table:style-name="ro1">
          <table:table-cell table:formula="of:=SUM([.B1] + 0.3;20.9;-2.4 + 3 * MAX(18; 7);[.B2];[.C1:.C2];MIN([.A1];5)) * (-3 + 2)" office:value-type="float" office:value="-108.8" calcext:value-type="float">
            <text:p>-108.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18:16:24.442024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2.2$Linux_X86_64 LibreOffice_project/00$Build-2</meta:generator>
    <dc:date>2020-11-07T18:17:04.012670274</dc:date>
    <meta:editing-duration>PT2H16M18S</meta:editing-duration>
    <meta:editing-cycles>10</meta:editing-cycles>
    <meta:document-statistic meta:table-count="1" meta:cell-count="7" meta:object-count="0"/>
  </office:meta>
</office:document-meta>
</file>